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453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ff6600" fo:wrap-option="wrap" fo:border="0.002cm solid #000000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00"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ff33ff" style:text-align-source="fix" style:repeat-content="false" fo:wrap-option="wrap" fo:border="0.002cm solid #000000"/>
      <style:paragraph-properties fo:text-align="justify" fo:margin-left="0cm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3ff"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ff"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ff66" fo:wrap-option="wrap" fo:border="0.002cm solid #000000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ff" fo:border="0.002cm solid #000000"/>
    </style:style>
    <style:style style:name="ce16" style:family="table-cell" style:parent-style-name="Default">
      <style:table-cell-properties fo:background-color="#ff33ff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33ff"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20" style:family="table-cell" style:parent-style-name="Default">
      <style:table-cell-properties fo:background-color="#ff33ff" style:text-align-source="fix" style:repeat-content="false"/>
      <style:paragraph-properties fo:text-align="justify" fo:margin-left="0cm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Etablissement</text:p>
          </table:table-cell>
          <table:table-cell table:style-name="ce1" office:value-type="string">
            <text:p>Adresse postale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ite_Internet</text:p>
          </table:table-cell>
          <table:table-cell table:style-name="ce1" office:value-type="string">
            <text:p>CV_A_Envoyer</text:p>
          </table:table-cell>
          <table:table-cell table:style-name="ce1" office:value-type="string">
            <text:p>Injection_Sur_Reseaux_?</text:p>
          </table:table-cell>
          <table:table-cell/>
        </table:table-row>
        <table:table-row table:style-name="ro1">
          <table:table-cell office:value-type="string">
            <text:p>Gaia</text:p>
          </table:table-cell>
          <table:table-cell office:value-type="string">
            <text:p>25 rue canne bambou 97424 Saint-Leu</text:p>
          </table:table-cell>
          <table:table-cell office:value-type="string">
            <text:p>02.62.70.09.00</text:p>
          </table:table-cell>
          <table:table-cell office:value-type="string">
            <text:p><text:a xlink:href="mailto:job@gaia.re">job@gaia.re</text:a></text:p>
          </table:table-cell>
          <table:table-cell office:value-type="string">
            <text:p><text:a xlink:href="http://www.gaia.re/">www.gaia.re</text:a></text:p>
          </table:table-cell>
          <table:table-cell/>
          <table:table-cell office:value-type="string">
            <text:p>Oui</text:p>
          </table:table-cell>
          <table:table-cell/>
        </table:table-row>
        <table:table-row table:style-name="ro1">
          <table:table-cell office:value-type="string">
            <text:p>Solar depannage</text:p>
          </table:table-cell>
          <table:table-cell table:number-columns-repeated="2"/>
          <table:table-cell office:value-type="string">
            <text:p><text:a xlink:href="mailto:solardepannage@gmail.com">solardepannage@gmail.com</text:a>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office:value-type="string">
            <text:p>Albioma</text:p>
          </table:table-cell>
          <table:table-cell office:value-type="string">
            <text:p>Zone aeroportuaire 21 rue helene boucher 97438 Sainte-Marie</text:p>
          </table:table-cell>
          <table:table-cell office:value-type="string">
            <text:p>02.62.98.09.83</text:p>
          </table:table-cell>
          <table:table-cell office:value-type="string">
            <text:p><text:a xlink:href="mailto:didier.dovankia@albioma.com">didier.dovankia@albioma.com</text:a></text:p>
          </table:table-cell>
          <table:table-cell table:number-columns-repeated="2"/>
          <table:table-cell office:value-type="string">
            <text:p>Oui</text:p>
          </table:table-cell>
          <table:table-cell/>
        </table:table-row>
        <table:table-row table:style-name="ro2">
          <table:table-cell office:value-type="string">
            <text:p>SAS PHB</text:p>
          </table:table-cell>
          <table:table-cell table:number-columns-repeated="2"/>
          <table:table-cell office:value-type="string">
            <text:p><text:a xlink:href="mailto:job@group-oi.com">job@group-oi.com</text:a></text:p>
          </table:table-cell>
          <table:table-cell table:number-columns-repeated="4"/>
        </table:table-row>
        <table:table-row table:style-name="ro1">
          <table:table-cell office:value-type="string">
            <text:p>Zenith Solar Distribution</text:p>
          </table:table-cell>
          <table:table-cell/>
          <table:table-cell office:value-type="string">
            <text:p>02 62 70 05 05</text:p>
          </table:table-cell>
          <table:table-cell office:value-type="string">
            <text:p>Mr Lajus / <text:a xlink:href="mailto:b.lajus@zenith.re">b.lajus@zenith.re</text:a></text:p>
          </table:table-cell>
          <table:table-cell table:number-columns-repeated="4"/>
        </table:table-row>
        <table:table-row table:style-name="ro1">
          <table:table-cell office:value-type="string">
            <text:p>Cegelec La Reunion</text:p>
          </table:table-cell>
          <table:table-cell/>
          <table:table-cell office:value-type="string">
            <text:p>02 62 42 74 14</text:p>
          </table:table-cell>
          <table:table-cell office:value-type="string">
            <text:p><text:a xlink:href="mailto:fournisseursentreprises.uf@cegelec.re">fournisseursentreprises.uf@cegelec.re</text:a></text:p>
          </table:table-cell>
          <table:table-cell table:number-columns-repeated="4"/>
        </table:table-row>
        <table:table-row table:style-name="ro1">
          <table:table-cell office:value-type="string">
            <text:p>Tropik Isolation</text:p>
          </table:table-cell>
          <table:table-cell/>
          <table:table-cell office:value-type="string">
            <text:p>02 62 32 10 16</text:p>
          </table:table-cell>
          <table:table-cell office:value-type="string">
            <text:p><text:a xlink:href="mailto:tropikelec@tropikelec.re">tropikelec@tropikelec.re</text:a></text:p>
          </table:table-cell>
          <table:table-cell table:number-columns-repeated="4"/>
        </table:table-row>
        <table:table-row table:style-name="ro1">
          <table:table-cell office:value-type="string">
            <text:p>Ste Athena</text:p>
          </table:table-cell>
          <table:table-cell/>
          <table:table-cell office:value-type="string">
            <text:p>02 62 20 47 57</text:p>
          </table:table-cell>
          <table:table-cell office:value-type="string">
            <text:p><text:a xlink:href="mailto:steathena@orange.fr">steathena@orange.fr</text:a></text:p>
          </table:table-cell>
          <table:table-cell table:number-columns-repeated="4"/>
        </table:table-row>
        <table:table-row table:style-name="ro1">
          <table:table-cell office:value-type="string">
            <text:p>Sunzil</text:p>
          </table:table-cell>
          <table:table-cell/>
          <table:table-cell office:value-type="string">
            <text:p>02 62 44 44 44</text:p>
          </table:table-cell>
          <table:table-cell office:value-type="string">
            <text:p><text:a xlink:href="mailto:oceanindien@sunzil.com">oceanindien@sunzil.com</text:a></text:p>
          </table:table-cell>
          <table:table-cell table:number-columns-repeated="4"/>
        </table:table-row>
        <table:table-row table:style-name="ro1">
          <table:table-cell office:value-type="string">
            <text:p>Manix Fluide</text:p>
          </table:table-cell>
          <table:table-cell office:value-type="string">
            <text:p>16 Bis cité Artisanale 97412 Bras Panon</text:p>
          </table:table-cell>
          <table:table-cell office:value-type="string">
            <text:p>+262 2 62 29 45 49 / 02 62 51 60 62</text:p>
          </table:table-cell>
          <table:table-cell office:value-type="string">
            <text:p><text:a xlink:href="mailto:contact@manix-fluide.fr">contact@manix-fluide.fr</text:a></text:p>
          </table:table-cell>
          <table:table-cell office:value-type="string">
            <text:p><text:a xlink:href="http://manix-fluide.fr/manix">http://manix-fluide.fr/manix</text:a></text:p>
          </table:table-cell>
          <table:table-cell table:number-columns-repeated="3"/>
        </table:table-row>
        <table:table-row table:style-name="ro1">
          <table:table-cell office:value-type="string">
            <text:p>Antea Group</text:p>
          </table:table-cell>
          <table:table-cell office:value-type="string">
            <text:p>66 Bis r Eugène Delouise 97419 POSSESSION (LA)</text:p>
          </table:table-cell>
          <table:table-cell office:value-type="string">
            <text:p>+262 2 62 20 95 88</text:p>
          </table:table-cell>
          <table:table-cell office:value-type="string">
            <text:p><text:a xlink:href="mailto:reunion@anteagroup.fr">reunion@anteagroup.fr</text:a></text:p>
          </table:table-cell>
          <table:table-cell office:value-type="string">
            <text:p><text:a xlink:href="https://www.anteagroup.fr/">https://www.anteagroup.fr</text:a></text:p>
          </table:table-cell>
          <table:table-cell table:number-columns-repeated="3"/>
        </table:table-row>
        <table:table-row table:style-name="ro1">
          <table:table-cell office:value-type="string">
            <text:p>In'terra</text:p>
          </table:table-cell>
          <table:table-cell office:value-type="string">
            <text:p>25 chem Casabona 97410 Saint Pierre</text:p>
          </table:table-cell>
          <table:table-cell office:value-type="string">
            <text:p>02 62 35 39 59</text:p>
          </table:table-cell>
          <table:table-cell office:value-type="string">
            <text:p><text:a xlink:href="mailto:mail@interra.re">mail@interra.re</text:a></text:p>
          </table:table-cell>
          <table:table-cell office:value-type="string">
            <text:p><text:a xlink:href="http://www.interra.re/">http://www.interra.re</text:a></text:p>
          </table:table-cell>
          <table:table-cell table:number-columns-repeated="3"/>
        </table:table-row>
        <table:table-row table:style-name="ro1">
          <table:table-cell office:value-type="string">
            <text:p>Tecsol La Réunion</text:p>
          </table:table-cell>
          <table:table-cell office:value-type="string">
            <text:p>16 r Claude Chappe 97420 PORT (LE)</text:p>
          </table:table-cell>
          <table:table-cell office:value-type="string">
            <text:p>+262 6 92 77 34 58</text:p>
          </table:table-cell>
          <table:table-cell office:value-type="string">
            <text:p><text:a xlink:href="mailto:contact@tecsol.fr">contact@tecsol.fr</text:a></text:p>
          </table:table-cell>
          <table:table-cell office:value-type="string">
            <text:p><text:a xlink:href="https://www.tecsol.fr/">https://www.tecsol.fr/</text:a></text:p>
          </table:table-cell>
          <table:table-cell table:number-columns-repeated="3"/>
        </table:table-row>
        <table:table-row table:style-name="ro1">
          <table:table-cell office:value-type="string">
            <text:p>E-p-s-c Entreprise Plomberie Sanitaire Collectivités</text:p>
          </table:table-cell>
          <table:table-cell office:value-type="string">
            <text:p>les Trois Mares 56 chem Mondon 97430 TAMPON (LE)</text:p>
          </table:table-cell>
          <table:table-cell office:value-type="string">
            <text:p>+262 2 62 59 90 36</text:p>
          </table:table-cell>
          <table:table-cell office:value-type="string">
            <text:p><text:a xlink:href="mailto:secretariat@epsc.re">secretariat@epsc.re</text:a></text:p>
          </table:table-cell>
          <table:table-cell table:number-columns-repeated="4"/>
        </table:table-row>
        <table:table-row table:style-name="ro1">
          <table:table-cell office:value-type="string">
            <text:p>Cotel Darwin Concept</text:p>
          </table:table-cell>
          <table:table-cell office:value-type="string">
            <text:p>Ste Clotilde 4 r Emile Hugot 97490 SAINT DENIS</text:p>
          </table:table-cell>
          <table:table-cell office:value-type="string">
            <text:p>+262 2 62 97 50 97 / 02 62 20 20 73</text:p>
          </table:table-cell>
          <table:table-cell office:value-type="string">
            <text:p><text:a xlink:href="mailto:contact@darwin-concept.com">contact@darwin-concept.com</text:a></text:p>
          </table:table-cell>
          <table:table-cell office:value-type="string">
            <text:p><text:a xlink:href="http://darwin-concept.com/">http://darwin-concept.com</text:a></text:p>
          </table:table-cell>
          <table:table-cell table:number-columns-repeated="3"/>
        </table:table-row>
        <table:table-row table:style-name="ro1">
          <table:table-cell office:value-type="string">
            <text:p>Artelia Holding</text:p>
          </table:table-cell>
          <table:table-cell office:value-type="string">
            <text:p>121 bd Jean Jaurès Bp 995 97400 Saint Denis</text:p>
          </table:table-cell>
          <table:table-cell office:value-type="string">
            <text:p>+262 2 62 90 96 01 / +262 (0) 62 90 96 00</text:p>
          </table:table-cell>
          <table:table-cell office:value-type="string">
            <text:p><text:a xlink:href="mailto:lareunion@arteliagroup.com">lareunion@arteliagroup.com</text:a></text:p>
          </table:table-cell>
          <table:table-cell office:value-type="string">
            <text:p><text:a xlink:href="https://www.arteliagroup.com/fr/implantations/rechercher-un-site">https://www.arteliagroup.com/fr/implantations/rechercher-un-site</text:a></text:p>
          </table:table-cell>
          <table:table-cell table:number-columns-repeated="3"/>
        </table:table-row>
        <table:table-row table:style-name="ro1">
          <table:table-cell office:value-type="string">
            <text:p>Climelec EURL / Mr Rullier /Climelec partenaire agir + edf</text:p>
          </table:table-cell>
          <table:table-cell office:value-type="string">
            <text:p>Bassin Plat 10 all Dahlias 97410 Saint Pierre</text:p>
          </table:table-cell>
          <table:table-cell office:value-type="string">
            <text:p>+262 6 92 29 39 33</text:p>
          </table:table-cell>
          <table:table-cell office:value-type="string">
            <text:p><text:a xlink:href="mailto:contact@climelec-reunion.fr">contact@climelec-reunion.fr</text:a></text:p>
          </table:table-cell>
          <table:table-cell office:value-type="string">
            <text:p><text:a xlink:href="http://www.climelec-reunion.fr/">http://www.climelec-reunion.fr</text:a></text:p>
          </table:table-cell>
          <table:table-cell table:number-columns-repeated="3"/>
        </table:table-row>
        <table:table-row table:style-name="ro1">
          <table:table-cell office:value-type="string">
            <text:p>Socetem / oteis</text:p>
          </table:table-cell>
          <table:table-cell office:value-type="string">
            <text:p>Ste Clotilde 5 r Henri Cornu Ste Clotilde 97490 Saint Denis</text:p>
          </table:table-cell>
          <table:table-cell office:value-type="string">
            <text:p>+33 (0)2 62 28 58 12</text:p>
          </table:table-cell>
          <table:table-cell office:value-type="string">
            <text:p><text:a xlink:href="mailto:lareunion@oteis.fr">lareunion@oteis.fr</text:a></text:p>
          </table:table-cell>
          <table:table-cell office:value-type="string">
            <text:p><text:a xlink:href="https://www.oteis.fr/contactez-nous-2/">https://www.oteis.fr/contactez-nous-2/</text:a></text:p>
          </table:table-cell>
          <table:table-cell table:number-columns-repeated="3"/>
        </table:table-row>
        <table:table-row table:style-name="ro1">
          <table:table-cell office:value-type="string">
            <text:p>Le Pro Du Chauffe-Eau Solaire PCS</text:p>
          </table:table-cell>
          <table:table-cell office:value-type="string">
            <text:p>APT 50 le Piton St Leu 5 r Baies Roses 97424 Saint Leu</text:p>
          </table:table-cell>
          <table:table-cell office:value-type="string">
            <text:p>+262 6 92 05 74 54</text:p>
          </table:table-cell>
          <table:table-cell office:value-type="string">
            <text:p><text:a xlink:href="mailto:pcs.entreprise@gmail.com">pcs.entreprise@gmail.com</text:a></text:p>
          </table:table-cell>
          <table:table-cell office:value-type="string">
            <text:p><text:a xlink:href="https://www.le-pro-du-chauffe-eau-solaire.fr/contact">https://www.le-pro-du-chauffe-eau-solaire.fr/contact</text:a></text:p>
          </table:table-cell>
          <table:table-cell table:number-columns-repeated="3"/>
        </table:table-row>
        <table:table-row table:style-name="ro1">
          <table:table-cell office:value-type="string">
            <text:p>Inset Sud</text:p>
          </table:table-cell>
          <table:table-cell office:value-type="string">
            <text:p>12 rle Emmanuel Fuma 97430 Tampon (Le)</text:p>
          </table:table-cell>
          <table:table-cell office:value-type="string">
            <text:p>+262 2 62 27 03 28</text:p>
          </table:table-cell>
          <table:table-cell office:value-type="string">
            <text:p><text:a xlink:href="mailto:bet.imageen@imageen.re">bet.imageen@imageen.re</text:a></text:p>
          </table:table-cell>
          <table:table-cell table:number-columns-repeated="4"/>
        </table:table-row>
        <table:table-row table:style-name="ro1">
          <table:table-cell office:value-type="string">
            <text:p>Corex Travaux Et Montages</text:p>
          </table:table-cell>
          <table:table-cell office:value-type="string">
            <text:p>Sainte-Clotilde 14 r Henri Cornu 97490 Saint Denis</text:p>
          </table:table-cell>
          <table:table-cell office:value-type="string">
            <text:p>+262 2 62 92 92 00</text:p>
          </table:table-cell>
          <table:table-cell office:value-type="string">
            <text:p><text:a xlink:href="mailto:secretariat@ixeo.re">secretariat@ixeo.re</text:a></text:p>
          </table:table-cell>
          <table:table-cell office:value-type="string">
            <text:p><text:a xlink:href="https://www.ixeo.re/">https://www.ixeo.re/</text:a></text:p>
          </table:table-cell>
          <table:table-cell table:number-columns-repeated="3"/>
        </table:table-row>
        <table:table-row table:style-name="ro1">
          <table:table-cell office:value-type="string">
            <text:p>Austral Solar</text:p>
          </table:table-cell>
          <table:table-cell office:value-type="string">
            <text:p>Ligne 400 68 D r Flamboyants 97430 Tampon (Le) / 4 r Benoîte Boulard 97410 Saint Pierre </text:p>
          </table:table-cell>
          <table:table-cell office:value-type="string">
            <text:p>06 92 52 60 77 / 02 62 00 14 51</text:p>
          </table:table-cell>
          <table:table-cell office:value-type="string">
            <text:p><text:a xlink:href="mailto:infos@australsolar.re">infos@australsolar.re</text:a></text:p>
          </table:table-cell>
          <table:table-cell office:value-type="string">
            <text:p><text:a xlink:href="https://www.australsolar.re/">https://www.australsolar.re/</text:a></text:p>
          </table:table-cell>
          <table:table-cell table:number-columns-repeated="3"/>
        </table:table-row>
        <table:table-row table:style-name="ro1">
          <table:table-cell office:value-type="string">
            <text:p>Energies Nouvelles de France</text:p>
          </table:table-cell>
          <table:table-cell office:value-type="string">
            <text:p>89 r Henri Cornu 97460 SAINT PAUL</text:p>
          </table:table-cell>
          <table:table-cell office:value-type="string">
            <text:p>+262 2 62 57 33 57</text:p>
          </table:table-cell>
          <table:table-cell office:value-type="string">
            <text:p><text:a xlink:href="mailto:secretariat@enf-oi.fr">secretariat@enf-oi.fr</text:a></text:p>
          </table:table-cell>
          <table:table-cell office:value-type="string">
            <text:p><text:a xlink:href="https://enf-oi.fr/">https://enf-oi.fr/</text:a></text:p>
          </table:table-cell>
          <table:table-cell table:number-columns-repeated="3"/>
        </table:table-row>
        <table:table-row table:style-name="ro1">
          <table:table-cell office:value-type="string">
            <text:p>Mod Energie</text:p>
          </table:table-cell>
          <table:table-cell office:value-type="string">
            <text:p>162 r Deschanets 97440 Saint André </text:p>
          </table:table-cell>
          <table:table-cell office:value-type="string">
            <text:p>+262 2 62 46 21 68 / 09 70 35 22 19</text:p>
          </table:table-cell>
          <table:table-cell office:value-type="string">
            <text:p><text:a xlink:href="mailto:h.ramsamy@modenergie.re">h.ramsamy@modenergie.re</text:a></text:p>
          </table:table-cell>
          <table:table-cell office:value-type="string">
            <text:p><text:a xlink:href="https://www.mod-energie.re/mentions-legales.php">https://www.mod-energie.re/mentions-legales.php</text:a></text:p>
          </table:table-cell>
          <table:table-cell table:number-columns-repeated="3"/>
        </table:table-row>
        <table:table-row table:style-name="ro1">
          <table:table-cell office:value-type="string">
            <text:p>Ingenierie Concept Réunion</text:p>
          </table:table-cell>
          <table:table-cell office:value-type="string">
            <text:p>12 r Lislet Geoffroy Ste Clotilde 97490 Saint Denis</text:p>
          </table:table-cell>
          <table:table-cell office:value-type="string">
            <text:p>+262 2 62 30 85 50</text:p>
          </table:table-cell>
          <table:table-cell office:value-type="string">
            <text:p><text:a xlink:href="mailto:icr-tpfi@icr-tpfi.fr">icr-tpfi@icr-tpfi.fr</text:a></text:p>
          </table:table-cell>
          <table:table-cell table:number-columns-repeated="4"/>
        </table:table-row>
        <table:table-row table:style-name="ro1">
          <table:table-cell office:value-type="string">
            <text:p>Ecolobeau</text:p>
          </table:table-cell>
          <table:table-cell office:value-type="string">
            <text:p>21 Bis rle Lebeau 97470 SAINT BENOIT</text:p>
          </table:table-cell>
          <table:table-cell office:value-type="string">
            <text:p>+262 6 92 48 16 37</text:p>
          </table:table-cell>
          <table:table-cell office:value-type="string">
            <text:p><text:a xlink:href="mailto:ecolobeau@gmail.com">ecolobeau@gmail.com</text:a></text:p>
          </table:table-cell>
          <table:table-cell office:value-type="string">
            <text:p><text:a xlink:href="https://ecolobeau.com/">https://ecolobeau.com/</text:a></text:p>
          </table:table-cell>
          <table:table-cell table:number-columns-repeated="3"/>
        </table:table-row>
        <table:table-row table:style-name="ro1">
          <table:table-cell office:value-type="string">
            <text:p>CRVO</text:p>
          </table:table-cell>
          <table:table-cell office:value-type="string">
            <text:p>bât A 802 Sainte Clotilde 62 bd Chaudron Ste Clotilde 97490 Saint Denis</text:p>
          </table:table-cell>
          <table:table-cell office:value-type="string">
            <text:p>+262 6 92 95 11 80</text:p>
          </table:table-cell>
          <table:table-cell office:value-type="string">
            <text:p><text:a xlink:href="mailto:crvo@orange.fr">crvo@orange.fr</text:a></text:p>
          </table:table-cell>
          <table:table-cell table:number-columns-repeated="4"/>
        </table:table-row>
        <table:table-row table:style-name="ro1">
          <table:table-cell office:value-type="string">
            <text:p>Top Bis Reunion</text:p>
          </table:table-cell>
          <table:table-cell office:value-type="string">
            <text:p>St Gilles les Hauts 88 Ter r Joseph Hubert St Gilles les Hauts 97435 Saint Paul</text:p>
          </table:table-cell>
          <table:table-cell office:value-type="string">
            <text:p>+262 2 62 48 01 72</text:p>
          </table:table-cell>
          <table:table-cell office:value-type="string">
            <text:p><text:a xlink:href="mailto:contact@topbis-reunion.com">contact@topbis-reunion.com</text:a></text:p>
          </table:table-cell>
          <table:table-cell office:value-type="string">
            <text:p><text:a xlink:href="https://topbis-reunion.com/contact/">https://topbis-reunion.com/contact/</text:a></text:p>
          </table:table-cell>
          <table:table-cell table:number-columns-repeated="3"/>
        </table:table-row>
        <table:table-row table:style-name="ro1">
          <table:table-cell office:value-type="string">
            <text:p>ECO-STRATEGIE REUNION</text:p>
          </table:table-cell>
          <table:table-cell office:value-type="string">
            <text:p>3 rue de la Vanille</text:p>
            <text:p>97424 PITON SAINT-LEU</text:p>
          </table:table-cell>
          <table:table-cell office:value-type="string">
            <text:p>02 62 22 46 55</text:p>
          </table:table-cell>
          <table:table-cell office:value-type="string">
            <text:p><text:a xlink:href="mailto:reunion@eco-strategie.fr">reunion@eco-strategie.fr</text:a></text:p>
          </table:table-cell>
          <table:table-cell office:value-type="string">
            <text:p><text:a xlink:href="https://www.eco-strategie.fr/ocean-indien/">https://www.eco-strategie.fr/ocean-indien/</text:a></text:p>
          </table:table-cell>
          <table:table-cell table:number-columns-repeated="3"/>
        </table:table-row>
        <table:table-row table:style-name="ro1">
          <table:table-cell office:value-type="string">
            <text:p>Climeo</text:p>
          </table:table-cell>
          <table:table-cell office:value-type="string">
            <text:p>97 r Marthe Baquet 97460 SAINT PAUL</text:p>
          </table:table-cell>
          <table:table-cell office:value-type="string">
            <text:p>02 62 43 27 75 / +262 2 62 43 27 75</text:p>
          </table:table-cell>
          <table:table-cell office:value-type="string">
            <text:p><text:a xlink:href="mailto:adirection@climeo.re">adirection@climeo.re</text:a></text:p>
          </table:table-cell>
          <table:table-cell table:number-columns-repeated="4"/>
        </table:table-row>
        <table:table-row table:style-name="ro1">
          <table:table-cell office:value-type="string">
            <text:p>I.N.S.E.T Ingenierie Spécialisée en Equipements Techniques</text:p>
          </table:table-cell>
          <table:table-cell office:value-type="string">
            <text:p>8 r Henri Cornu 97490 SAINT DENIS</text:p>
          </table:table-cell>
          <table:table-cell office:value-type="string">
            <text:p>+262 2 62 21 54 43</text:p>
          </table:table-cell>
          <table:table-cell office:value-type="string">
            <text:p>bet.imageen@imageen.re</text:p>
          </table:table-cell>
          <table:table-cell office:value-type="string">
            <text:p>http://www.insetgroup.fr</text:p>
          </table:table-cell>
          <table:table-cell table:number-columns-repeated="3"/>
        </table:table-row>
        <table:table-row table:style-name="ro1">
          <table:table-cell office:value-type="string">
            <text:p>Syrius <text:s/>Reunion</text:p>
          </table:table-cell>
          <table:table-cell office:value-type="string">
            <text:p>ZAC Avenir 52 av Maldives 97450 Saint Louis</text:p>
          </table:table-cell>
          <table:table-cell office:value-type="string">
            <text:p>+262 2 62 57 44 96</text:p>
          </table:table-cell>
          <table:table-cell office:value-type="string">
            <text:p>reunion@syrius-solar.fr</text:p>
          </table:table-cell>
          <table:table-cell office:value-type="string">
            <text:p>http://syrius-solar.fr</text:p>
          </table:table-cell>
          <table:table-cell table:number-columns-repeated="3"/>
        </table:table-row>
        <table:table-row table:style-name="ro1">
          <table:table-cell office:value-type="string">
            <text:p>Sunplex</text:p>
          </table:table-cell>
          <table:table-cell office:value-type="string">
            <text:p>16 r Claude Chappe 97420 PORT (LE) </text:p>
          </table:table-cell>
          <table:table-cell office:value-type="string">
            <text:p>+262 6 92 19 51 90</text:p>
          </table:table-cell>
          <table:table-cell office:value-type="string">
            <text:p><text:a xlink:href="mailto:contact@sunplex.fr">contact@sunplex.fr</text:a></text:p>
          </table:table-cell>
          <table:table-cell table:number-columns-repeated="4"/>
        </table:table-row>
        <table:table-row table:style-name="ro1">
          <table:table-cell table:style-name="ce3" office:value-type="string">
            <text:p>VERGNET SA</text:p>
          </table:table-cell>
          <table:table-cell table:style-name="ce6" office:value-type="string">
            <text:p> 02 38 52 87 40 </text:p>
          </table:table-cell>
          <table:table-cell table:style-name="ce6" office:value-type="string">
            <text:p><text:a xlink:href="https://www.pagesjaunes.fr/carte?code_etablissement=56425511&amp;code_localite=97406600&amp;code_rubrique=06200100">Za Foucherolles Ste Clotilde 14 r Guadeloupe Ste Clotilde 97490 Saint Denis</text:a>  </text:p>
          </table:table-cell>
          <table:table-cell office:value-type="string">
            <text:p><text:a xlink:href="mailto:export@vergnet.fr">export@vergnet.fr</text:a></text:p>
          </table:table-cell>
          <table:table-cell table:style-name="ce6" office:value-type="string">
            <text:p><text:a xlink:href="https://www.pagesjaunes.fr/pros/56425511#">http://www.vergnet.com</text:a> </text:p>
          </table:table-cell>
          <table:table-cell table:number-columns-repeated="3"/>
        </table:table-row>
        <table:table-row table:style-name="ro1">
          <table:table-cell table:style-name="ce4" office:value-type="string">
            <text:p>Sowatt</text:p>
          </table:table-cell>
          <table:table-cell table:style-name="ce7" office:value-type="string">
            <text:p>+262 2 62 32 01 11 </text:p>
          </table:table-cell>
          <table:table-cell table:style-name="ce7" office:value-type="string">
            <text:p><text:a xlink:href="https://www.pagesjaunes.fr/pros/52521274#">16 r Claude Chappe 97420 Port (Le)</text:a> </text:p>
          </table:table-cell>
          <table:table-cell office:value-type="string">
            <text:p><text:a xlink:href="mailto:contact@streunion.fr">contact@streunion.fr</text:a>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UN CONSEIL OCEAN INDIEN SCOI</text:p>
          </table:table-cell>
          <table:table-cell table:style-name="ce6" office:value-type="string">
            <text:p>+262 6 92 22 70 07</text:p>
          </table:table-cell>
          <table:table-cell table:style-name="ce6" office:value-type="string">
            <text:p><text:a xlink:href="https://www.pagesjaunes.fr/pros/09397313#">34 r Poste Saint Gilles Les Bains 97460 SAINT PAUL</text:a> </text:p>
          </table:table-cell>
          <table:table-cell office:value-type="string">
            <text:p><text:a xlink:href="mailto:pathermea@gmail.com">pathermea@gmail.com</text:a></text:p>
          </table:table-cell>
          <table:table-cell table:number-columns-repeated="3"/>
          <table:table-cell office:value-type="string">
            <text:p>Mr Pierre Alexandre de Thermea</text:p>
          </table:table-cell>
        </table:table-row>
        <table:table-row table:style-name="ro1">
          <table:table-cell office:value-type="string">
            <text:p>Berim Bureau d'etudes et Recherches pour l'industrie Moderne</text:p>
          </table:table-cell>
          <table:table-cell table:style-name="ce6" office:value-type="string">
            <text:p>+262 2 62 29 10 46 </text:p>
          </table:table-cell>
          <table:table-cell table:style-name="ce6" office:value-type="string">
            <text:p><text:a xlink:href="https://www.pagesjaunes.fr/pros/detail?code_etablissement=54641055&amp;code_localite=D974&amp;code_rubrique=788800#">Ste Clotilde 4 r René Demarne Ste Clotilde 97490 Saint Denis</text:a> </text:p>
          </table:table-cell>
          <table:table-cell office:value-type="string">
            <text:p><text:a xlink:href="mailto:berim.dee@berim.fr">berim.dee@berim.fr</text:a></text:p>
          </table:table-cell>
          <table:table-cell table:style-name="ce6" office:value-type="string">
            <text:p><text:a xlink:href="https://berim.fr/implantations-et-contact/">https://berim.fr/implantations-et-contact/</text:a></text:p>
          </table:table-cell>
          <table:table-cell table:number-columns-repeated="3"/>
        </table:table-row>
        <table:table-row table:style-name="ro1">
          <table:table-cell office:value-type="string">
            <text:p>Alterelec</text:p>
          </table:table-cell>
          <table:table-cell table:style-name="ce6" office:value-type="string">
            <text:p>+262 2 62 42 43 44 / +262(0)262 26 26 29</text:p>
          </table:table-cell>
          <table:table-cell table:style-name="ce6" office:value-type="string">
            <text:p><text:a xlink:href="https://www.pagesjaunes.fr/pros/detail?code_etablissement=61474610&amp;code_localite=D974&amp;code_rubrique=788800#">Zac Bel Air 72 r Vely 97450 Saint Louis</text:a> </text:p>
          </table:table-cell>
          <table:table-cell office:value-type="string">
            <text:p><text:a xlink:href="mailto:contact@alterelec.re">contact@alterelec.re</text:a></text:p>
          </table:table-cell>
          <table:table-cell office:value-type="string">
            <text:p><text:a xlink:href="https://www.alterelec.re/-009-contacts-">https://www.alterelec.re/-009-contacts-</text:a></text:p>
          </table:table-cell>
          <table:table-cell table:number-columns-repeated="3"/>
        </table:table-row>
        <table:table-row table:style-name="ro1">
          <table:table-cell office:value-type="string">
            <text:p>Gfr</text:p>
          </table:table-cell>
          <table:table-cell table:style-name="ce6" office:value-type="string">
            <text:p>+262 2 62 45 05 51 / +262 2 62 28 57 57 / </text:p>
          </table:table-cell>
          <table:table-cell table:style-name="ce6" office:value-type="string">
            <text:p><text:a xlink:href="https://www.pagesjaunes.fr/pros/detail?code_etablissement=51625038&amp;code_localite=D974&amp;code_rubrique=636820#">Zone Industrielle N 4 45 r Fabriques 97410 Saint Pierre</text:a> / Ste Clotilde 10 r Guadeloupe 97490 SAINT DENIS / </text:p>
          </table:table-cell>
          <table:table-cell office:value-type="string">
            <text:p>contact@gfr-reunion.com</text:p>
          </table:table-cell>
          <table:table-cell office:value-type="string">
            <text:p><text:a xlink:href="https://www.galaxie-frigorifique-reunionnaise.com/">https://www.galaxie-frigorifique-reunionnaise.com/</text:a></text:p>
          </table:table-cell>
          <table:table-cell table:number-columns-repeated="3"/>
        </table:table-row>
        <table:table-row table:style-name="ro1">
          <table:table-cell office:value-type="string">
            <text:p>Egl Reunion</text:p>
          </table:table-cell>
          <table:table-cell table:style-name="ce6" office:value-type="string">
            <text:p>+262 2 62 25 53 15 </text:p>
          </table:table-cell>
          <table:table-cell table:style-name="ce6" office:value-type="string">
            <text:p><text:a xlink:href="https://www.pagesjaunes.fr/pros/detail?code_etablissement=56850834&amp;code_localite=D974&amp;code_rubrique=636820#"> 21 r Emmanuel Texer 97419 Possession (La)</text:a> </text:p>
          </table:table-cell>
          <table:table-cell office:value-type="string">
            <text:p><text:a xlink:href="mailto:contact@egl-reunion.com">contact@egl-reunion.com</text:a></text:p>
          </table:table-cell>
          <table:table-cell office:value-type="string">
            <text:p>https://www.egl-reunion.com/public/</text:p>
          </table:table-cell>
          <table:table-cell table:number-columns-repeated="3"/>
        </table:table-row>
        <table:table-row table:style-name="ro1">
          <table:table-cell office:value-type="string">
            <text:p>Pamplemousse Light</text:p>
          </table:table-cell>
          <table:table-cell table:style-name="ce6" office:value-type="string">
            <text:p>+262 2 62 14 67 60 / +262 2 62 12 05 13</text:p>
          </table:table-cell>
          <table:table-cell table:style-name="ce6" office:value-type="string">
            <text:p><text:a xlink:href="https://www.pagesjaunes.fr/pros/detail?code_etablissement=56631164&amp;code_localite=D974&amp;code_rubrique=762900#">La Saline 9 r Cazanove La Saline 97422 Saint Paul</text:a> </text:p>
          </table:table-cell>
          <table:table-cell office:value-type="string">
            <text:p><text:a xlink:href="mailto:contact@pamplemousselight.com">contact@pamplemousselight.com</text:a></text:p>
          </table:table-cell>
          <table:table-cell office:value-type="string">
            <text:p><text:a xlink:href="https://pamplemousselight.com/">https://pamplemousselight.com/</text:a>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iel et Terre</text:p>
          </table:table-cell>
          <table:table-cell table:style-name="ce6" office:value-type="string">
            <text:p>+262 6 92 95 09 50 </text:p>
          </table:table-cell>
          <table:table-cell table:style-name="ce6" office:value-type="string">
            <text:p><text:a xlink:href="https://www.pagesjaunes.fr/pros/50387823#">ZA Pointe des Châteaux 31 av Artisans 97436 SAINT LEU</text:a>  </text:p>
          </table:table-cell>
          <table:table-cell office:value-type="string">
            <text:p>charly.bell@solar-trade.re</text:p>
          </table:table-cell>
          <table:table-cell office:value-type="string">
            <text:p><text:a xlink:href="https://ciel-et-terre.net/contact-project/">https://ciel-et-terre.net/contact-project/</text:a>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orelec</text:p>
          </table:table-cell>
          <table:table-cell table:style-name="ce6" office:value-type="string">
            <text:p>+262 2 62 24 72 47 / 0262 818 818</text:p>
          </table:table-cell>
          <table:table-cell table:style-name="ce6" office:value-type="string">
            <text:p><text:a xlink:href="https://www.pagesjaunes.fr/pros/08358646#">30 r Claude Chappe 97420 PORT (LE)</text:a>  </text:p>
          </table:table-cell>
          <table:table-cell office:value-type="string">
            <text:p>sec.direction@groupe-dijoux.fr</text:p>
          </table:table-cell>
          <table:table-cell office:value-type="string">
            <text:p><text:a xlink:href="http://corelec-solar.fr/">http://corelec-solar.fr/</text:a></text:p>
          </table:table-cell>
          <table:table-cell table:number-columns-repeated="3"/>
        </table:table-row>
        <table:table-row table:style-name="ro1">
          <table:table-cell table:style-name="ce5" office:value-type="string">
            <text:p>Réuniwatt</text:p>
          </table:table-cell>
          <table:table-cell table:style-name="ce8" office:value-type="string">
            <text:p>+262 6 92 64 43 13 </text:p>
          </table:table-cell>
          <table:table-cell table:style-name="ce8" office:value-type="string">
            <text:p><text:a xlink:href="https://www.pagesjaunes.fr/pros/52823378#">Zac Foucherolles 14 rte Moufia 97490 SAINT DENIS</text:a> </text:p>
          </table:table-cell>
          <table:table-cell office:value-type="string">
            <text:p><text:a xlink:href="mailto:jobs@reuniwatt.com">jobs@reuniwatt.com</text:a></text:p>
          </table:table-cell>
          <table:table-cell table:number-columns-repeated="4"/>
        </table:table-row>
        <table:table-row table:style-name="ro1">
          <table:table-cell office:value-type="string">
            <text:p>Adn Box</text:p>
          </table:table-cell>
          <table:table-cell office:value-type="string">
            <text:p>+262 2 62 23 23 85</text:p>
          </table:table-cell>
          <table:table-cell office:value-type="string">
            <text:p>Ste Clotilde 2 r Albert Lougnon 97490 SAINT DENIS</text:p>
          </table:table-cell>
          <table:table-cell office:value-type="string">
            <text:p><text:a xlink:href="mailto:j.sinaman@adnbox.fr">j.sinaman@adnbox.fr</text:a></text:p>
          </table:table-cell>
          <table:table-cell table:number-columns-repeated="4"/>
        </table:table-row>
      </table:table>
      <table:table table:name="apl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6"/>
        <table:table-column table:style-name="co2" table:number-columns-repeated="5" table:default-cell-style-name="ce10"/>
        <table:table-column table:style-name="co4" table:default-cell-style-name="Default"/>
        <table:table-row table:style-name="ro1">
          <table:table-cell office:value-type="string">
            <text:p>Lauret Multiservices EURL</text:p>
          </table:table-cell>
          <table:table-cell table:style-name="ce10" office:value-type="string">
            <text:p>Bois De Nèfles La Plaine 32 chem Gonneau Bois de Nèfles St Paul 97411 Saint Paul</text:p>
          </table:table-cell>
          <table:table-cell office:value-type="string">
            <text:p>06 93 61 21 15</text:p>
          </table:table-cell>
          <table:table-cell table:number-columns-repeated="5"/>
        </table:table-row>
        <table:table-row table:style-name="ro1">
          <table:table-cell office:value-type="string">
            <text:p>CONSEILS ET TECHNIQUES</text:p>
          </table:table-cell>
          <table:table-cell table:style-name="ce10" office:value-type="string">
            <text:p>23 r Buse 97460 Saint Paul</text:p>
          </table:table-cell>
          <table:table-cell office:value-type="string">
            <text:p>+262 6 92 08 09 86</text:p>
          </table:table-cell>
          <table:table-cell table:number-columns-repeated="5"/>
        </table:table-row>
        <table:table-row table:style-name="ro1">
          <table:table-cell office:value-type="string">
            <text:p>Energies R</text:p>
          </table:table-cell>
          <table:table-cell table:style-name="ce10" office:value-type="string">
            <text:p>58 chem Assises Ravine des Cabris 97432 Saint Pierre</text:p>
          </table:table-cell>
          <table:table-cell office:value-type="string">
            <text:p>+262 6 92 26 34 84</text:p>
          </table:table-cell>
          <table:table-cell table:number-columns-repeated="5"/>
        </table:table-row>
        <table:table-row table:style-name="ro1">
          <table:table-cell office:value-type="string">
            <text:p>Edex Ingenierie</text:p>
          </table:table-cell>
          <table:table-cell table:style-name="ce10" office:value-type="string">
            <text:p>Ste Clotilde 10 Bis rte Moufia Ste Clotilde 97490 Saint Denis</text:p>
          </table:table-cell>
          <table:table-cell office:value-type="string">
            <text:p>+262 6 92 85 20 07</text:p>
          </table:table-cell>
          <table:table-cell table:number-columns-repeated="5"/>
        </table:table-row>
        <table:table-row table:style-name="ro1">
          <table:table-cell office:value-type="string">
            <text:p>Tropical Food Et Multi Services</text:p>
          </table:table-cell>
          <table:table-cell table:style-name="ce10" office:value-type="string">
            <text:p>2 all Magellan 97420 PORT (LE)</text:p>
          </table:table-cell>
          <table:table-cell office:value-type="string">
            <text:p>+262 2 62 09 77 25</text:p>
          </table:table-cell>
          <table:table-cell table:number-columns-repeated="5"/>
        </table:table-row>
        <table:table-row table:style-name="ro1">
          <table:table-cell office:value-type="string">
            <text:p>A3D</text:p>
          </table:table-cell>
          <table:table-cell table:style-name="ce10" office:value-type="string">
            <text:p>La Saline 16 chem Villentroy La Saline 97422 Saint Paul</text:p>
          </table:table-cell>
          <table:table-cell office:value-type="string">
            <text:p>+262 6 92 97 99 80</text:p>
          </table:table-cell>
          <table:table-cell table:number-columns-repeated="5"/>
        </table:table-row>
        <table:table-row table:style-name="ro1">
          <table:table-cell office:value-type="string">
            <text:p>Sam Distri</text:p>
          </table:table-cell>
          <table:table-cell table:style-name="ce10" office:value-type="string">
            <text:p>107 r Marius et Ary Leblond 97430 Tampon (Le) </text:p>
          </table:table-cell>
          <table:table-cell office:value-type="string">
            <text:p>+262 6 93 82 48 28</text:p>
          </table:table-cell>
          <table:table-cell table:number-columns-repeated="5"/>
        </table:table-row>
        <table:table-row table:style-name="ro1">
          <table:table-cell office:value-type="string">
            <text:p>TTPS</text:p>
          </table:table-cell>
          <table:table-cell table:style-name="ce10" office:value-type="string">
            <text:p>51 r Léonce Jeannet 97480 Saint Joseph</text:p>
          </table:table-cell>
          <table:table-cell office:value-type="string">
            <text:p>+262 6 92 65 78 72</text:p>
          </table:table-cell>
          <table:table-cell table:number-columns-repeated="5"/>
        </table:table-row>
        <table:table-row table:style-name="ro1">
          <table:table-cell office:value-type="string">
            <text:p>Concept Energy SARL</text:p>
          </table:table-cell>
          <table:table-cell table:style-name="ce10" office:value-type="string">
            <text:p>119 Ter chem Jean Robert 97470 Saint Benoît</text:p>
          </table:table-cell>
          <table:table-cell office:value-type="string">
            <text:p>+262 2 62 28 49 07</text:p>
          </table:table-cell>
          <table:table-cell/>
          <table:table-cell office:value-type="string">
            <text:p>http://www.conceptenergy.re</text:p>
          </table:table-cell>
          <table:table-cell table:number-columns-repeated="3"/>
        </table:table-row>
        <table:table-row table:style-name="ro1">
          <table:table-cell office:value-type="string">
            <text:p>DAC Industrie</text:p>
          </table:table-cell>
          <table:table-cell table:style-name="ce10"/>
          <table:table-cell office:value-type="string">
            <text:p>02 62 71 72 02</text:p>
          </table:table-cell>
          <table:table-cell table:number-columns-repeated="5"/>
        </table:table-row>
        <table:table-row table:style-name="ro1">
          <table:table-cell office:value-type="string">
            <text:p>Conersol</text:p>
          </table:table-cell>
          <table:table-cell table:style-name="ce10" office:value-type="string">
            <text:p>Za La Cafrine 48 Chemin Maxime Riviere 97410 Saint-Pierre</text:p>
          </table:table-cell>
          <table:table-cell office:value-type="string">
            <text:p>02.62.30.05.00 / 06.92.86.36.75 Mr Goupil / Technologies innovantes : micro-ondulation</text:p>
          </table:table-cell>
          <table:table-cell table:number-columns-repeated="3"/>
          <table:table-cell office:value-type="string">
            <text:p>Oui</text:p>
          </table:table-cell>
          <table:table-cell/>
        </table:table-row>
        <table:table-row table:style-name="ro1">
          <table:table-cell table:style-name="ce11" office:value-type="string">
            <text:p>Solenergie</text:p>
          </table:table-cell>
          <table:table-cell office:value-type="string">
            <text:p><text:a xlink:href="https://www.pagesjaunes.fr/pros/09499923#">27 imp Jean Baptiste Kléber 97430 Tampon (Le)</text:a> </text:p>
          </table:table-cell>
          <table:table-cell office:value-type="string">
            <text:p>+262 6 92 67 00 2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FER</text:p>
          </table:table-cell>
          <table:table-cell office:value-type="string">
            <text:p><text:a xlink:href="https://www.pagesjaunes.fr/pros/55160960#">St Gilles Les Bains 47 imp Calvaire 97434 SAINT PAUL</text:a> </text:p>
          </table:table-cell>
          <table:table-cell table:style-name="ce16" office:value-type="string">
            <text:p>+262 2 62 35 75 88 </text:p>
          </table:table-cell>
          <table:table-cell table:number-columns-repeated="5"/>
        </table:table-row>
        <table:table-row table:style-name="ro1">
          <table:table-cell office:value-type="string">
            <text:p>SPL Energies Reunion</text:p>
          </table:table-cell>
          <table:table-cell table:style-name="ce10" office:value-type="string">
            <text:p>Zac Portail 2 r Galabe 97424 Saint Leu </text:p>
          </table:table-cell>
          <table:table-cell office:value-type="string">
            <text:p>+262 2 62 96 59 59</text:p>
          </table:table-cell>
          <table:table-cell/>
          <table:table-cell office:value-type="string">
            <text:p>https://energies-reunion.com/</text:p>
          </table:table-cell>
          <table:table-cell table:number-columns-repeated="3"/>
        </table:table-row>
        <table:table-row table:style-name="ro1">
          <table:table-cell table:style-name="ce12" office:value-type="string">
            <text:p>SFER</text:p>
          </table:table-cell>
          <table:table-cell office:value-type="string">
            <text:p><text:a xlink:href="https://www.pagesjaunes.fr/pros/53501697#">3 r Baies Roses 97460 SAINT PAUL</text:a> </text:p>
          </table:table-cell>
          <table:table-cell table:style-name="ce16" office:value-type="string">
            <text:p>+262 2 62 28 38 48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olis Energie Conseil</text:p>
          </table:table-cell>
          <table:table-cell table:style-name="ce10" office:value-type="string">
            <text:p>39 rte Ravine Sèche 97425 AVIRONS (LES) </text:p>
          </table:table-cell>
          <table:table-cell office:value-type="string">
            <text:p>+262 6 92 88 18 57</text:p>
          </table:table-cell>
          <table:table-cell table:number-columns-repeated="5"/>
        </table:table-row>
        <table:table-row table:style-name="ro1">
          <table:table-cell office:value-type="string">
            <text:p>Renoenergie</text:p>
          </table:table-cell>
          <table:table-cell table:style-name="ce10" office:value-type="string">
            <text:p>99 r Florimont 97460 Saint Paul</text:p>
          </table:table-cell>
          <table:table-cell office:value-type="string">
            <text:p>07 60 00 17 08</text:p>
          </table:table-cell>
          <table:table-cell table:number-columns-repeated="5"/>
        </table:table-row>
        <table:table-row table:style-name="ro1">
          <table:table-cell office:value-type="string">
            <text:p>Bonnet-ligeon Marc</text:p>
          </table:table-cell>
          <table:table-cell table:style-name="ce10" office:value-type="string">
            <text:p>+262 2 62 49 50 05</text:p>
          </table:table-cell>
          <table:table-cell office:value-type="string">
            <text:p>3 Quinquies chem Stade Piton 97436 SAINT LEU</text:p>
          </table:table-cell>
          <table:table-cell table:number-columns-repeated="5"/>
        </table:table-row>
        <table:table-row table:style-name="ro1">
          <table:table-cell office:value-type="string">
            <text:p>Check-Termic SNC</text:p>
          </table:table-cell>
          <table:table-cell table:style-name="ce10" office:value-type="string">
            <text:p>+262 6 92 88 06 21</text:p>
          </table:table-cell>
          <table:table-cell office:value-type="string">
            <text:p>Ste Clotilde 3 Bis r Monseigneur de Langavant Ste Clotilde 97490 Saint Denis</text:p>
          </table:table-cell>
          <table:table-cell table:number-columns-repeated="5"/>
        </table:table-row>
        <table:table-row table:style-name="ro1">
          <table:table-cell office:value-type="string">
            <text:p>Free Energy</text:p>
          </table:table-cell>
          <table:table-cell table:style-name="ce10" office:value-type="string">
            <text:p>09 70 35 12 44</text:p>
          </table:table-cell>
          <table:table-cell office:value-type="string">
            <text:p>Zac Portail le Piton 3 r Usine 97424 Saint Leu</text:p>
          </table:table-cell>
          <table:table-cell/>
          <table:table-cell office:value-type="string">
            <text:p>http://www.free-energy.re</text:p>
          </table:table-cell>
          <table:table-cell table:number-columns-repeated="3"/>
        </table:table-row>
        <table:table-row table:style-name="ro1">
          <table:table-cell office:value-type="string">
            <text:p>Plomberie Solaire Grondin Sarl</text:p>
          </table:table-cell>
          <table:table-cell table:style-name="ce10" office:value-type="string">
            <text:p>+262 6 92 47 60 14</text:p>
          </table:table-cell>
          <table:table-cell office:value-type="string">
            <text:p>36 Bis r Lianes D'or 97430 Tampon (Le)</text:p>
          </table:table-cell>
          <table:table-cell table:number-columns-repeated="5"/>
        </table:table-row>
        <table:table-row table:style-name="ro1">
          <table:table-cell office:value-type="string">
            <text:p>Sun &amp; Eau Réunion</text:p>
          </table:table-cell>
          <table:table-cell table:style-name="ce10" office:value-type="string">
            <text:p>+262 2 62 12 53 81</text:p>
          </table:table-cell>
          <table:table-cell office:value-type="string">
            <text:p>Bel Air 9 r Etang 97450 Saint Louis</text:p>
          </table:table-cell>
          <table:table-cell/>
          <table:table-cell office:value-type="string">
            <text:p>http://suneteau.re</text:p>
          </table:table-cell>
          <table:table-cell table:number-columns-repeated="3"/>
        </table:table-row>
        <table:table-row table:style-name="ro1">
          <table:table-cell office:value-type="string">
            <text:p>Sun Et Eau Reunion</text:p>
          </table:table-cell>
          <table:table-cell table:style-name="ce10" office:value-type="string">
            <text:p>02 62 10 56 27</text:p>
          </table:table-cell>
          <table:table-cell office:value-type="string">
            <text:p>4 r Camille Franck Cadet 97427 Etang Salé (L')</text:p>
          </table:table-cell>
          <table:table-cell/>
          <table:table-cell office:value-type="string">
            <text:p>http://www.chauffe-eausolaire.re/</text:p>
          </table:table-cell>
          <table:table-cell table:number-columns-repeated="3"/>
        </table:table-row>
        <table:table-row table:style-name="ro1">
          <table:table-cell office:value-type="string">
            <text:p>Socetem</text:p>
          </table:table-cell>
          <table:table-cell office:value-type="string">
            <text:p>+262 2 62 25 14 52 </text:p>
          </table:table-cell>
          <table:table-cell table:style-name="ce16" office:value-type="string">
            <text:p><text:a xlink:href="https://www.pagesjaunes.fr/pros/detail?code_etablissement=00331135&amp;code_localite=D974&amp;code_rubrique=788800#">Ravine des Cabris 2 chem Savanne 97410 SAINT PIERRE</text:a> </text:p>
          </table:table-cell>
          <table:table-cell/>
          <table:table-cell table:style-name="ce16" office:value-type="string">
            <text:p><text:a xlink:href="https://www.pagesjaunes.fr/pros/detail?code_etablissement=00331135&amp;code_localite=D974&amp;code_rubrique=788800#">http://www.socetem.fr</text:a> </text:p>
          </table:table-cell>
          <table:table-cell table:number-columns-repeated="3"/>
        </table:table-row>
        <table:table-row table:style-name="ro1">
          <table:table-cell table:style-name="ce12" office:value-type="string">
            <text:p>DS ENERGY</text:p>
          </table:table-cell>
          <table:table-cell office:value-type="string">
            <text:p>+262 6 92 69 40 64 </text:p>
          </table:table-cell>
          <table:table-cell table:style-name="ce16" office:value-type="string">
            <text:p><text:a xlink:href="https://www.pagesjaunes.fr/pros/60603630#">4 r Camille Franck Cadet 97427 Etang Salé (L')</text:a> 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Free Energy</text:p>
          </table:table-cell>
          <table:table-cell office:value-type="string">
            <text:p>+262 2 62 55 15 27 </text:p>
          </table:table-cell>
          <table:table-cell table:style-name="ce16" office:value-type="string">
            <text:p><text:a xlink:href="https://www.pagesjaunes.fr/pros/56007245#">16 r Claude Chappe 97420 PORT (LE)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Lebon Expédit</text:p>
          </table:table-cell>
          <table:table-cell office:value-type="string">
            <text:p>+262 6 92 53 16 12 </text:p>
          </table:table-cell>
          <table:table-cell table:style-name="ce16" office:value-type="string">
            <text:p><text:a xlink:href="https://www.pagesjaunes.fr/pros/51545930#">1484 chem Lagourgue 97440 Saint André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Eva-run</text:p>
          </table:table-cell>
          <table:table-cell office:value-type="string">
            <text:p> 06 92 85 20 28 </text:p>
          </table:table-cell>
          <table:table-cell table:style-name="ce16" office:value-type="string">
            <text:p><text:a xlink:href="https://www.pagesjaunes.fr/pros/08309100#">55 r Labourdonnais 97400 Saint Denis</text:a> </text:p>
          </table:table-cell>
          <table:table-cell table:number-columns-repeated="5"/>
        </table:table-row>
        <table:table-row table:style-name="ro1">
          <table:table-cell office:value-type="string">
            <text:p>Lebon Jack</text:p>
          </table:table-cell>
          <table:table-cell office:value-type="string">
            <text:p>+262 6 92 13 34 27 </text:p>
          </table:table-cell>
          <table:table-cell table:style-name="ce16" office:value-type="string">
            <text:p><text:a xlink:href="https://www.pagesjaunes.fr/pros/55328188#">223 Bis r Frédéric Badre 97430 TAMPON (LE)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OLYZ SARL</text:p>
          </table:table-cell>
          <table:table-cell office:value-type="string">
            <text:p>+262 2 62 20 67 01 </text:p>
          </table:table-cell>
          <table:table-cell table:style-name="ce16" office:value-type="string">
            <text:p><text:a xlink:href="https://www.pagesjaunes.fr/pros/60471035#">33 rle Vellin 97470 Saint Benoît</text:a> </text:p>
          </table:table-cell>
          <table:table-cell table:number-columns-repeated="5"/>
        </table:table-row>
        <table:table-row table:style-name="ro1">
          <table:table-cell table:style-name="ce13" office:value-type="string">
            <text:p>Akuo</text:p>
          </table:table-cell>
          <table:table-cell table:style-name="ce17" office:value-type="string">
            <text:p>+262 2 62 57 06 25 </text:p>
          </table:table-cell>
          <table:table-cell table:style-name="ce17" office:value-type="string">
            <text:p><text:a xlink:href="https://www.pagesjaunes.fr/pros/55872875#">ZI Bel Air 48 chem Cachalot 97410 SAINT PIERRE</text:a> </text:p>
          </table:table-cell>
          <table:table-cell table:style-name="ce17"/>
          <table:table-cell table:style-name="ce20" office:value-type="string">
            <text:p><text:a xlink:href="https://www.akuoenergy.com/fr">https://www.akuoenergy.com/fr</text:a></text:p>
          </table:table-cell>
          <table:table-cell table:style-name="ce20" table:number-columns-repeated="2"/>
          <table:table-cell/>
        </table:table-row>
        <table:table-row table:style-name="ro1">
          <table:table-cell table:style-name="ce12" office:value-type="string">
            <text:p>Energie Verte Alternative</text:p>
          </table:table-cell>
          <table:table-cell office:value-type="string">
            <text:p>+262 2 62 33 81 36 </text:p>
          </table:table-cell>
          <table:table-cell table:style-name="ce16" office:value-type="string">
            <text:p><text:a xlink:href="https://www.pagesjaunes.fr/pros/54817793#">2 imp Henri Madoré 97427 ETANG SALE (L')</text:a>  </text:p>
          </table:table-cell>
          <table:table-cell table:number-columns-repeated="5"/>
        </table:table-row>
        <table:table-row table:style-name="ro1">
          <table:table-cell office:value-type="string">
            <text:p>Bardeur Wilson</text:p>
          </table:table-cell>
          <table:table-cell office:value-type="string">
            <text:p>+262 6 92 68 53 41 </text:p>
          </table:table-cell>
          <table:table-cell table:style-name="ce16" office:value-type="string">
            <text:p><text:a xlink:href="https://www.pagesjaunes.fr/pros/55559952#">171 r Sensitives 97440 Saint André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telier Service Plus</text:p>
          </table:table-cell>
          <table:table-cell office:value-type="string">
            <text:p>+262 6 92 69 06 21 </text:p>
          </table:table-cell>
          <table:table-cell table:style-name="ce16" office:value-type="string">
            <text:p><text:a xlink:href="https://www.pagesjaunes.fr/pros/53290317#">23 pl John Napier 97420 PORT (LE)</text:a> </text:p>
          </table:table-cell>
          <table:table-cell table:number-columns-repeated="5"/>
        </table:table-row>
        <table:table-row table:style-name="ro1">
          <table:table-cell office:value-type="string">
            <text:p>Elexsun Sasu</text:p>
          </table:table-cell>
          <table:table-cell table:style-name="ce10" office:value-type="string">
            <text:p>+262 6 92 23 20 68</text:p>
          </table:table-cell>
          <table:table-cell office:value-type="string">
            <text:p>10 imp Galaberts 97410 Saint Pierre</text:p>
          </table:table-cell>
          <table:table-cell table:number-columns-repeated="5"/>
        </table:table-row>
        <table:table-row table:style-name="ro3">
          <table:table-cell table:style-name="ce12" office:value-type="string">
            <text:p>ICHAY PHOTOVOLTAIQUE</text:p>
          </table:table-cell>
          <table:table-cell office:value-type="string">
            <text:p>+262 2 62 20 11 43 </text:p>
          </table:table-cell>
          <table:table-cell table:style-name="ce16" office:value-type="string">
            <text:p><text:a xlink:href="https://www.pagesjaunes.fr/pros/52484281#">16 Bis r Jean Chatel 97400 SAINT DENIS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Foussane Marie-Laurence</text:p>
          </table:table-cell>
          <table:table-cell office:value-type="string">
            <text:p>+262 6 93 44 03 03 </text:p>
          </table:table-cell>
          <table:table-cell table:style-name="ce16" office:value-type="string">
            <text:p><text:a xlink:href="https://www.pagesjaunes.fr/pros/52055741#">204 r Vérité 97440 Saint André</text:a> </text:p>
          </table:table-cell>
          <table:table-cell table:number-columns-repeated="5"/>
        </table:table-row>
        <table:table-row table:style-name="ro4">
          <table:table-cell table:style-name="ce12" office:value-type="string">
            <text:p>Fontaine Solution Plomberie</text:p>
          </table:table-cell>
          <table:table-cell office:value-type="string">
            <text:p>06 92 95 35 00 </text:p>
          </table:table-cell>
          <table:table-cell table:style-name="ce16" office:value-type="string">
            <text:p><text:a xlink:href="https://www.pagesjaunes.fr/pros/detail?code_etablissement=61624230&amp;code_localite=D974&amp;code_rubrique=788800#">25 Bis chem Joseph Bedier 97410 Saint Pierre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MARENCO</text:p>
          </table:table-cell>
          <table:table-cell office:value-type="string">
            <text:p>+262 2 62 44 07 06 </text:p>
          </table:table-cell>
          <table:table-cell table:style-name="ce16" office:value-type="string">
            <text:p><text:a xlink:href="https://www.pagesjaunes.fr/pros/59492741#">bât Maison Blanche 14 r Jules Thirel 97460 SAINT PAUL</text:a> </text:p>
          </table:table-cell>
          <table:table-cell table:number-columns-repeated="5"/>
        </table:table-row>
        <table:table-row table:style-name="ro1">
          <table:table-cell office:value-type="string">
            <text:p>Lumirun</text:p>
          </table:table-cell>
          <table:table-cell office:value-type="string">
            <text:p>+262 6 92 24 94 94 </text:p>
          </table:table-cell>
          <table:table-cell office:value-type="string">
            <text:p>1 A Lagon Bleu 21 rte Trou d'Eau 97460 SAINT PAUL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FPV Agrinergie</text:p>
          </table:table-cell>
          <table:table-cell office:value-type="string">
            <text:p>+262 2 62 45 77 96 </text:p>
          </table:table-cell>
          <table:table-cell table:style-name="ce16" office:value-type="string">
            <text:p><text:a xlink:href="https://www.pagesjaunes.fr/pros/52884706#">58 rte N-D de la Paix 97430 TAMPON (LE)</text:a> </text:p>
          </table:table-cell>
          <table:table-cell table:number-columns-repeated="5"/>
        </table:table-row>
        <table:table-row table:style-name="ro1">
          <table:table-cell office:value-type="string">
            <text:p>Picard Frédéric</text:p>
          </table:table-cell>
          <table:table-cell office:value-type="string">
            <text:p>+262 6 92 17 07 21 </text:p>
          </table:table-cell>
          <table:table-cell table:style-name="ce16" office:value-type="string">
            <text:p><text:a xlink:href="https://www.pagesjaunes.fr/pros/56512781#"> 85 r Nice 97420 PORT (LE)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Debits Régulation et Confort</text:p>
          </table:table-cell>
          <table:table-cell office:value-type="string">
            <text:p>06 93 51 20 40 </text:p>
          </table:table-cell>
          <table:table-cell table:style-name="ce16" office:value-type="string">
            <text:p><text:a xlink:href="https://www.pagesjaunes.fr/pros/detail?code_etablissement=54013328&amp;code_localite=D974&amp;code_rubrique=788800#">le Piton St Leu 62 r Adrien Lagourgue le Piton St Leu 97424 Saint Leu</text:a> 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olerine Energie</text:p>
          </table:table-cell>
          <table:table-cell office:value-type="string">
            <text:p>+262 2 62 88 88 89 </text:p>
          </table:table-cell>
          <table:table-cell table:style-name="ce16" office:value-type="string">
            <text:p><text:a xlink:href="https://www.pagesjaunes.fr/pros/51797108#">15 r Poste St Gilles Les Bains 97460 SAINT PAUL</text:a> </text:p>
          </table:table-cell>
          <table:table-cell table:number-columns-repeated="5"/>
        </table:table-row>
        <table:table-row table:style-name="ro1">
          <table:table-cell table:style-name="ce14" office:value-type="string">
            <text:p>Héline Energies</text:p>
          </table:table-cell>
          <table:table-cell table:style-name="ce18" office:value-type="string">
            <text:p>+262 2 62 59 32 06</text:p>
          </table:table-cell>
          <table:table-cell table:style-name="ce18" office:value-type="string">
            <text:p><text:a xlink:href="https://www.pagesjaunes.fr/pros/detail?code_etablissement=55658810&amp;code_localite=D974&amp;code_rubrique=762900#">Ravine À Marquet 2 r Antanifotsy 97419 Possession (La)</text:a> </text:p>
          </table:table-cell>
          <table:table-cell table:style-name="ce19"/>
          <table:table-cell table:style-name="ce19" office:value-type="string">
            <text:p><text:a xlink:href="https://www.heline-energies.com/">https://www.heline-energies.com/</text:a></text:p>
          </table:table-cell>
          <table:table-cell table:style-name="ce19" table:number-columns-repeated="2"/>
          <table:table-cell/>
        </table:table-row>
        <table:table-row table:style-name="ro1">
          <table:table-cell table:style-name="ce15" office:value-type="string">
            <text:p>Enogia</text:p>
          </table:table-cell>
          <table:table-cell table:style-name="ce15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4">04/08/2022</text:date>, <text:time>10:4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7M4S</meta:editing-duration>
    <meta:editing-cycles>13</meta:editing-cycles>
    <meta:generator>OpenOffice/4.1.13$Win32 OpenOffice.org_project/4113m1$Build-9810</meta:generator>
    <dc:date>2022-08-04T10:46:15.32</dc:date>
    <meta:document-statistic meta:table-count="2" meta:cell-count="353" meta:object-count="0"/>
    <meta:user-defined meta:name="Info 1"/>
    <meta:user-defined meta:name="Info 2"/>
    <meta:user-defined meta:name="Info 3"/>
    <meta:user-defined meta:name="Info 4"/>
  </office:meta>
</office:document-meta>
</file>